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も、もう3時間も経っているのに・・・まだ撤去は
　始まってすらいない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おしっこ・・・は、早くおしっこしないと・・・、が、
　我慢が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ううぅ～～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もじもじもじ・・・そわそわもじもじ・・・っ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んぅっ、ぁ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だ、だめ・・・もうじっとしていられないわ・・・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お願いだから・・・お願いだから早く・・・この
　部屋から出して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ト、トイレに行かせて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研究員
「救出班から連絡がありました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研究員
「重機の搬入まで、あと1時間ほどかかる
　そうです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っ、い・・・1時間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・・・っ</text:p>
          </table:table-cell>
          <table:table-cell table:style-name="ce0" office:value-type="string">
            <text:p>Map098</text:p>
          </table:table-cell>
          <table:table-cell table:style-name="ce0"/>
          <table:table-cell table:style-name="ce0" office:value-type="string">
            <text:p>…… 
</text:p>
          </table:table-cell>
          <table:table-cell table:style-name="ce0" office:value-type="string">
            <text:p>......</text:p>
          </table:table-cell>
          <table:table-cell table:number-columns-repeated="1019"/>
        </table:table-row>
        <table:table-row>
          <table:table-cell table:style-name="ce0" office:value-type="string">
            <text:p>研究員
「あの・・・言うべきかどうか迷ったんですけど
　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研究員
「やっぱり、トイレ・・・ですか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、そ、そんなことは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研究員
「もうその姿勢を見れば誰でも分かりますよ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研究員
「隠しているほうが辛いと思いますから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っ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研究員
「とは言っても、この状況では救助されるまで
　我慢するしかありませんけど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わ、分かってます・・・っ！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06T10:58:57+02:00</meta:creation-date>
    <dc:date>2019-10-06T10:58:57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